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glue-point draw:id="12" svg:x="-2cm" svg:y="2cm"/>
          <draw:glue-point draw:id="13" svg:x="-2cm" svg:y="-2cm"/>
          <draw:glue-point draw:id="14" svg:x="0cm" svg:y="0cm"/>
          <draw:glue-point draw:id="15" svg:x="2cm" svg:y="-2cm"/>
          <draw:glue-point draw:id="16" svg:x="2cm" svg:y="2cm"/>
          <draw:glue-point draw:id="17" svg:x="-2cm" svg:y="0cm"/>
          <draw:glue-point draw:id="18" svg:x="-1cm" svg:y="-1cm"/>
          <draw:glue-point draw:id="19" svg:x="1cm" svg:y="-1cm"/>
          <draw:glue-point draw:id="20" svg:x="2cm" svg:y="0cm"/>
          <draw:glue-point draw:id="21" svg:x="0cm" svg:y="-0.118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polyline draw:style-name="gr2" draw:layer="layout" svg:width="0.8cm" svg:height="0.8cm" svg:x="0.6cm" svg:y="0.6cm" svg:viewBox="0 0 801 801" draw:points="0,801 0,0 400,400 801,0 801,8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Motor</dc:title>
    <meta:creation-date>2011-02-07T17:05:21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